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497.3" calcext:value-type="float">
            <text:p>-497.3</text:p>
          </table:table-cell>
          <table:table-cell table:number-columns-repeated="4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-393.4" calcext:value-type="float">
            <text:p>-393.4</text:p>
          </table:table-cell>
          <table:table-cell table:number-columns-repeated="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-467" calcext:value-type="float">
            <text:p>-467</text:p>
          </table:table-cell>
          <table:table-cell table:number-columns-repeated="4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-420" calcext:value-type="float">
            <text:p>-420</text:p>
          </table:table-cell>
          <table:table-cell table:number-columns-repeated="4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-404.4" calcext:value-type="float">
            <text:p>-404.4</text:p>
          </table:table-cell>
          <table:table-cell table:number-columns-repeated="4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-388.4" calcext:value-type="float">
            <text:p>-388.4</text:p>
          </table:table-cell>
          <table:table-cell table:number-columns-repeated="4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-481" calcext:value-type="float">
            <text:p>-481</text:p>
          </table:table-cell>
          <table:table-cell table:number-columns-repeated="4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-275.6" calcext:value-type="float">
            <text:p>-275.6</text:p>
          </table:table-cell>
          <table:table-cell table:number-columns-repeated="4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-487.8" calcext:value-type="float">
            <text:p>-487.8</text:p>
          </table:table-cell>
          <table:table-cell table:number-columns-repeated="4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-417.7" calcext:value-type="float">
            <text:p>-417.7</text:p>
          </table:table-cell>
          <table:table-cell table:number-columns-repeated="4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-447.3" calcext:value-type="float">
            <text:p>-447.3</text:p>
          </table:table-cell>
          <table:table-cell table:number-columns-repeated="4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-453.6" calcext:value-type="float">
            <text:p>-453.6</text:p>
          </table:table-cell>
          <table:table-cell table:number-columns-repeated="4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-362.9" calcext:value-type="float">
            <text:p>-362.9</text:p>
          </table:table-cell>
          <table:table-cell table:number-columns-repeated="4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-299.3" calcext:value-type="float">
            <text:p>-299.3</text:p>
          </table:table-cell>
          <table:table-cell table:number-columns-repeated="4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-176.7" calcext:value-type="float">
            <text:p>-176.7</text:p>
          </table:table-cell>
          <table:table-cell table:number-columns-repeated="4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-153" calcext:value-type="float">
            <text:p>-153</text:p>
          </table:table-cell>
          <table:table-cell table:number-columns-repeated="4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08.5" calcext:value-type="float">
            <text:p>-208.5</text:p>
          </table:table-cell>
          <table:table-cell table:number-columns-repeated="4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88.8" calcext:value-type="float">
            <text:p>-188.8</text:p>
          </table:table-cell>
          <table:table-cell table:number-columns-repeated="4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-399.6" calcext:value-type="float">
            <text:p>-399.6</text:p>
          </table:table-cell>
          <table:table-cell table:number-columns-repeated="4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-400.3" calcext:value-type="float">
            <text:p>-400.3</text:p>
          </table:table-cell>
          <table:table-cell table:number-columns-repeated="4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-455.5" calcext:value-type="float">
            <text:p>-455.5</text:p>
          </table:table-cell>
          <table:table-cell table:number-columns-repeated="4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-500" calcext:value-type="float">
            <text:p>-500</text:p>
          </table:table-cell>
          <table:table-cell table:number-columns-repeated="4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-221.2" calcext:value-type="float">
            <text:p>-221.2</text:p>
          </table:table-cell>
          <table:table-cell table:number-columns-repeated="4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-147.8" calcext:value-type="float">
            <text:p>-147.8</text:p>
          </table:table-cell>
          <table:table-cell table:number-columns-repeated="4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-117.7" calcext:value-type="float">
            <text:p>-117.7</text:p>
          </table:table-cell>
          <table:table-cell table:number-columns-repeated="4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67.2" calcext:value-type="float">
            <text:p>-167.2</text:p>
          </table:table-cell>
          <table:table-cell table:number-columns-repeated="4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-177.1" calcext:value-type="float">
            <text:p>-177.1</text:p>
          </table:table-cell>
          <table:table-cell table:number-columns-repeated="4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-142.1" calcext:value-type="float">
            <text:p>-142.1</text:p>
          </table:table-cell>
          <table:table-cell table:number-columns-repeated="4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-161.8" calcext:value-type="float">
            <text:p>-161.8</text:p>
          </table:table-cell>
          <table:table-cell table:number-columns-repeated="4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-256" calcext:value-type="float">
            <text:p>-256</text:p>
          </table:table-cell>
          <table:table-cell table:number-columns-repeated="4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-144" calcext:value-type="float">
            <text:p>-144</text:p>
          </table:table-cell>
          <table:table-cell table:number-columns-repeated="4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-440.5" calcext:value-type="float">
            <text:p>-440.5</text:p>
          </table:table-cell>
          <table:table-cell table:number-columns-repeated="4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-124.7" calcext:value-type="float">
            <text:p>-124.7</text:p>
          </table:table-cell>
          <table:table-cell table:number-columns-repeated="4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39.2" calcext:value-type="float">
            <text:p>-139.2</text:p>
          </table:table-cell>
          <table:table-cell table:number-columns-repeated="4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-137.5" calcext:value-type="float">
            <text:p>-137.5</text:p>
          </table:table-cell>
          <table:table-cell table:number-columns-repeated="4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76.9" calcext:value-type="float">
            <text:p>-176.9</text:p>
          </table:table-cell>
          <table:table-cell table:number-columns-repeated="4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12.6" calcext:value-type="float">
            <text:p>-112.6</text:p>
          </table:table-cell>
          <table:table-cell table:number-columns-repeated="4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-103.9" calcext:value-type="float">
            <text:p>-103.9</text:p>
          </table:table-cell>
          <table:table-cell table:number-columns-repeated="4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-156.4" calcext:value-type="float">
            <text:p>-156.4</text:p>
          </table:table-cell>
          <table:table-cell table:number-columns-repeated="4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-111.5" calcext:value-type="float">
            <text:p>-111.5</text:p>
          </table:table-cell>
          <table:table-cell table:number-columns-repeated="4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-132.2" calcext:value-type="float">
            <text:p>-132.2</text:p>
          </table:table-cell>
          <table:table-cell table:number-columns-repeated="4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-127.9" calcext:value-type="float">
            <text:p>-127.9</text:p>
          </table:table-cell>
          <table:table-cell table:number-columns-repeated="4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-130.6" calcext:value-type="float">
            <text:p>-130.6</text:p>
          </table:table-cell>
          <table:table-cell table:number-columns-repeated="4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-104.1" calcext:value-type="float">
            <text:p>-104.1</text:p>
          </table:table-cell>
          <table:table-cell table:number-columns-repeated="4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-136.3" calcext:value-type="float">
            <text:p>-136.3</text:p>
          </table:table-cell>
          <table:table-cell table:number-columns-repeated="4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-115.7" calcext:value-type="float">
            <text:p>-115.7</text:p>
          </table:table-cell>
          <table:table-cell table:number-columns-repeated="4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-187.5" calcext:value-type="float">
            <text:p>-187.5</text:p>
          </table:table-cell>
          <table:table-cell table:number-columns-repeated="4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-126.3" calcext:value-type="float">
            <text:p>-126.3</text:p>
          </table:table-cell>
          <table:table-cell table:number-columns-repeated="4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-92.5" calcext:value-type="float">
            <text:p>-92.5</text:p>
          </table:table-cell>
          <table:table-cell table:number-columns-repeated="4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-109.9" calcext:value-type="float">
            <text:p>-109.9</text:p>
          </table:table-cell>
          <table:table-cell table:number-columns-repeated="4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-115.2" calcext:value-type="float">
            <text:p>-115.2</text:p>
          </table:table-cell>
          <table:table-cell table:number-columns-repeated="4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-108.7" calcext:value-type="float">
            <text:p>-108.7</text:p>
          </table:table-cell>
          <table:table-cell table:number-columns-repeated="4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-102.1" calcext:value-type="float">
            <text:p>-102.1</text:p>
          </table:table-cell>
          <table:table-cell table:number-columns-repeated="4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-113.1" calcext:value-type="float">
            <text:p>-113.1</text:p>
          </table:table-cell>
          <table:table-cell table:number-columns-repeated="4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-96.1" calcext:value-type="float">
            <text:p>-96.1</text:p>
          </table:table-cell>
          <table:table-cell table:number-columns-repeated="4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-103.1" calcext:value-type="float">
            <text:p>-103.1</text:p>
          </table:table-cell>
          <table:table-cell table:number-columns-repeated="4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-101.4" calcext:value-type="float">
            <text:p>-101.4</text:p>
          </table:table-cell>
          <table:table-cell table:number-columns-repeated="4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-92.7" calcext:value-type="float">
            <text:p>-92.7</text:p>
          </table:table-cell>
          <table:table-cell table:number-columns-repeated="4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-104.7" calcext:value-type="float">
            <text:p>-104.7</text:p>
          </table:table-cell>
          <table:table-cell table:number-columns-repeated="4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-86.4" calcext:value-type="float">
            <text:p>-86.4</text:p>
          </table:table-cell>
          <table:table-cell table:number-columns-repeated="4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-107" calcext:value-type="float">
            <text:p>-107</text:p>
          </table:table-cell>
          <table:table-cell table:number-columns-repeated="4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-90.8" calcext:value-type="float">
            <text:p>-90.8</text:p>
          </table:table-cell>
          <table:table-cell table:number-columns-repeated="4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-98" calcext:value-type="float">
            <text:p>-98</text:p>
          </table:table-cell>
          <table:table-cell table:number-columns-repeated="4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-100.5" calcext:value-type="float">
            <text:p>-100.5</text:p>
          </table:table-cell>
          <table:table-cell table:number-columns-repeated="4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-89.7" calcext:value-type="float">
            <text:p>-89.7</text:p>
          </table:table-cell>
          <table:table-cell table:number-columns-repeated="4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-105.2" calcext:value-type="float">
            <text:p>-105.2</text:p>
          </table:table-cell>
          <table:table-cell table:number-columns-repeated="4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-96.9" calcext:value-type="float">
            <text:p>-96.9</text:p>
          </table:table-cell>
          <table:table-cell table:number-columns-repeated="4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-93.5" calcext:value-type="float">
            <text:p>-93.5</text:p>
          </table:table-cell>
          <table:table-cell table:number-columns-repeated="4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-94.9" calcext:value-type="float">
            <text:p>-94.9</text:p>
          </table:table-cell>
          <table:table-cell table:number-columns-repeated="4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-108.2" calcext:value-type="float">
            <text:p>-108.2</text:p>
          </table:table-cell>
          <table:table-cell table:number-columns-repeated="4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-115.7" calcext:value-type="float">
            <text:p>-115.7</text:p>
          </table:table-cell>
          <table:table-cell table:number-columns-repeated="4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-109.1" calcext:value-type="float">
            <text:p>-109.1</text:p>
          </table:table-cell>
          <table:table-cell table:number-columns-repeated="4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-100.7" calcext:value-type="float">
            <text:p>-100.7</text:p>
          </table:table-cell>
          <table:table-cell table:number-columns-repeated="4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-97" calcext:value-type="float">
            <text:p>-97</text:p>
          </table:table-cell>
          <table:table-cell table:number-columns-repeated="4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-106.9" calcext:value-type="float">
            <text:p>-106.9</text:p>
          </table:table-cell>
          <table:table-cell table:number-columns-repeated="4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-100" calcext:value-type="float">
            <text:p>-100</text:p>
          </table:table-cell>
          <table:table-cell table:number-columns-repeated="4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-101.6" calcext:value-type="float">
            <text:p>-101.6</text:p>
          </table:table-cell>
          <table:table-cell table:number-columns-repeated="4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-103.2" calcext:value-type="float">
            <text:p>-103.2</text:p>
          </table:table-cell>
          <table:table-cell table:number-columns-repeated="4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-105.6" calcext:value-type="float">
            <text:p>-105.6</text:p>
          </table:table-cell>
          <table:table-cell table:number-columns-repeated="4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-97.8" calcext:value-type="float">
            <text:p>-97.8</text:p>
          </table:table-cell>
          <table:table-cell table:number-columns-repeated="4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-104.9" calcext:value-type="float">
            <text:p>-104.9</text:p>
          </table:table-cell>
          <table:table-cell table:number-columns-repeated="4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-100.5" calcext:value-type="float">
            <text:p>-100.5</text:p>
          </table:table-cell>
          <table:table-cell table:number-columns-repeated="48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-114.6" calcext:value-type="float">
            <text:p>-114.6</text:p>
          </table:table-cell>
          <table:table-cell table:number-columns-repeated="4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-92.7" calcext:value-type="float">
            <text:p>-92.7</text:p>
          </table:table-cell>
          <table:table-cell table:number-columns-repeated="4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-87.5" calcext:value-type="float">
            <text:p>-87.5</text:p>
          </table:table-cell>
          <table:table-cell table:number-columns-repeated="4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-92.9" calcext:value-type="float">
            <text:p>-92.9</text:p>
          </table:table-cell>
          <table:table-cell table:number-columns-repeated="48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-155.1" calcext:value-type="float">
            <text:p>-155.1</text:p>
          </table:table-cell>
          <table:table-cell table:number-columns-repeated="48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-94.4" calcext:value-type="float">
            <text:p>-94.4</text:p>
          </table:table-cell>
          <table:table-cell table:number-columns-repeated="4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-107.4" calcext:value-type="float">
            <text:p>-107.4</text:p>
          </table:table-cell>
          <table:table-cell table:number-columns-repeated="48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-113.5" calcext:value-type="float">
            <text:p>-113.5</text:p>
          </table:table-cell>
          <table:table-cell table:number-columns-repeated="4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4.8" calcext:value-type="float">
            <text:p>-94.8</text:p>
          </table:table-cell>
          <table:table-cell table:number-columns-repeated="48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-98.5" calcext:value-type="float">
            <text:p>-98.5</text:p>
          </table:table-cell>
          <table:table-cell table:number-columns-repeated="4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-96.9" calcext:value-type="float">
            <text:p>-96.9</text:p>
          </table:table-cell>
          <table:table-cell table:number-columns-repeated="4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-88.6" calcext:value-type="float">
            <text:p>-88.6</text:p>
          </table:table-cell>
          <table:table-cell table:number-columns-repeated="4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-109.4" calcext:value-type="float">
            <text:p>-109.4</text:p>
          </table:table-cell>
          <table:table-cell table:number-columns-repeated="4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-161.6" calcext:value-type="float">
            <text:p>-161.6</text:p>
          </table:table-cell>
          <table:table-cell table:number-columns-repeated="48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-115.2" calcext:value-type="float">
            <text:p>-115.2</text:p>
          </table:table-cell>
          <table:table-cell table:number-columns-repeated="4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-82.7" calcext:value-type="float">
            <text:p>-82.7</text:p>
          </table:table-cell>
          <table:table-cell table:number-columns-repeated="4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-104" calcext:value-type="float">
            <text:p>-104</text:p>
          </table:table-cell>
          <table:table-cell table:number-columns-repeated="4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-88.8" calcext:value-type="float">
            <text:p>-88.8</text:p>
          </table:table-cell>
          <table:table-cell table:number-columns-repeated="4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-103" calcext:value-type="float">
            <text:p>-103</text:p>
          </table:table-cell>
          <table:table-cell table:number-columns-repeated="4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-121" calcext:value-type="float">
            <text:p>-121</text:p>
          </table:table-cell>
          <table:table-cell table:number-columns-repeated="4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-102.3" calcext:value-type="float">
            <text:p>-102.3</text:p>
          </table:table-cell>
          <table:table-cell table:number-columns-repeated="48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-86.8" calcext:value-type="float">
            <text:p>-86.8</text:p>
          </table:table-cell>
          <table:table-cell table:number-columns-repeated="48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-102.3" calcext:value-type="float">
            <text:p>-102.3</text:p>
          </table:table-cell>
          <table:table-cell table:number-columns-repeated="4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-103.8" calcext:value-type="float">
            <text:p>-103.8</text:p>
          </table:table-cell>
          <table:table-cell table:number-columns-repeated="48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-95.4" calcext:value-type="float">
            <text:p>-95.4</text:p>
          </table:table-cell>
          <table:table-cell table:number-columns-repeated="4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-112.3" calcext:value-type="float">
            <text:p>-112.3</text:p>
          </table:table-cell>
          <table:table-cell table:number-columns-repeated="48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-90.9" calcext:value-type="float">
            <text:p>-90.9</text:p>
          </table:table-cell>
          <table:table-cell table:number-columns-repeated="4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-103.7" calcext:value-type="float">
            <text:p>-103.7</text:p>
          </table:table-cell>
          <table:table-cell table:number-columns-repeated="4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103.8" calcext:value-type="float">
            <text:p>-103.8</text:p>
          </table:table-cell>
          <table:table-cell table:number-columns-repeated="4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-121.5" calcext:value-type="float">
            <text:p>-121.5</text:p>
          </table:table-cell>
          <table:table-cell table:number-columns-repeated="4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-91.2" calcext:value-type="float">
            <text:p>-91.2</text:p>
          </table:table-cell>
          <table:table-cell table:number-columns-repeated="48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-106.8" calcext:value-type="float">
            <text:p>-106.8</text:p>
          </table:table-cell>
          <table:table-cell table:number-columns-repeated="4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-114.4" calcext:value-type="float">
            <text:p>-114.4</text:p>
          </table:table-cell>
          <table:table-cell table:number-columns-repeated="48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-119.1" calcext:value-type="float">
            <text:p>-119.1</text:p>
          </table:table-cell>
          <table:table-cell table:number-columns-repeated="48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-107.4" calcext:value-type="float">
            <text:p>-107.4</text:p>
          </table:table-cell>
          <table:table-cell table:number-columns-repeated="4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-88.1" calcext:value-type="float">
            <text:p>-88.1</text:p>
          </table:table-cell>
          <table:table-cell table:number-columns-repeated="4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-93.9" calcext:value-type="float">
            <text:p>-93.9</text:p>
          </table:table-cell>
          <table:table-cell table:number-columns-repeated="48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-86.6" calcext:value-type="float">
            <text:p>-86.6</text:p>
          </table:table-cell>
          <table:table-cell table:number-columns-repeated="4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-102" calcext:value-type="float">
            <text:p>-102</text:p>
          </table:table-cell>
          <table:table-cell table:number-columns-repeated="48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-102.5" calcext:value-type="float">
            <text:p>-102.5</text:p>
          </table:table-cell>
          <table:table-cell table:number-columns-repeated="48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-122.3" calcext:value-type="float">
            <text:p>-122.3</text:p>
          </table:table-cell>
          <table:table-cell table:number-columns-repeated="48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-116.1" calcext:value-type="float">
            <text:p>-116.1</text:p>
          </table:table-cell>
          <table:table-cell table:number-columns-repeated="4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-111.1" calcext:value-type="float">
            <text:p>-111.1</text:p>
          </table:table-cell>
          <table:table-cell table:number-columns-repeated="48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-94.2" calcext:value-type="float">
            <text:p>-94.2</text:p>
          </table:table-cell>
          <table:table-cell table:number-columns-repeated="4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-91.7" calcext:value-type="float">
            <text:p>-91.7</text:p>
          </table:table-cell>
          <table:table-cell table:number-columns-repeated="48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-81.9" calcext:value-type="float">
            <text:p>-81.9</text:p>
          </table:table-cell>
          <table:table-cell table:number-columns-repeated="48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-109.3" calcext:value-type="float">
            <text:p>-109.3</text:p>
          </table:table-cell>
          <table:table-cell table:number-columns-repeated="4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-101.7" calcext:value-type="float">
            <text:p>-101.7</text:p>
          </table:table-cell>
          <table:table-cell table:number-columns-repeated="4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-107.6" calcext:value-type="float">
            <text:p>-107.6</text:p>
          </table:table-cell>
          <table:table-cell table:number-columns-repeated="4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-108.3" calcext:value-type="float">
            <text:p>-108.3</text:p>
          </table:table-cell>
          <table:table-cell table:number-columns-repeated="48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-87.9" calcext:value-type="float">
            <text:p>-87.9</text:p>
          </table:table-cell>
          <table:table-cell table:number-columns-repeated="4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-97.4" calcext:value-type="float">
            <text:p>-97.4</text:p>
          </table:table-cell>
          <table:table-cell table:number-columns-repeated="4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-104.3" calcext:value-type="float">
            <text:p>-104.3</text:p>
          </table:table-cell>
          <table:table-cell table:number-columns-repeated="48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-98" calcext:value-type="float">
            <text:p>-98</text:p>
          </table:table-cell>
          <table:table-cell table:number-columns-repeated="4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-108.1" calcext:value-type="float">
            <text:p>-108.1</text:p>
          </table:table-cell>
          <table:table-cell table:number-columns-repeated="4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-101.5" calcext:value-type="float">
            <text:p>-101.5</text:p>
          </table:table-cell>
          <table:table-cell table:number-columns-repeated="48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-103" calcext:value-type="float">
            <text:p>-103</text:p>
          </table:table-cell>
          <table:table-cell table:number-columns-repeated="48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-102.3" calcext:value-type="float">
            <text:p>-102.3</text:p>
          </table:table-cell>
          <table:table-cell table:number-columns-repeated="4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98.5" calcext:value-type="float">
            <text:p>-98.5</text:p>
          </table:table-cell>
          <table:table-cell table:number-columns-repeated="48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-102.7" calcext:value-type="float">
            <text:p>-102.7</text:p>
          </table:table-cell>
          <table:table-cell table:number-columns-repeated="48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-102.9" calcext:value-type="float">
            <text:p>-102.9</text:p>
          </table:table-cell>
          <table:table-cell table:number-columns-repeated="4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-113.3" calcext:value-type="float">
            <text:p>-113.3</text:p>
          </table:table-cell>
          <table:table-cell table:number-columns-repeated="4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-99.1" calcext:value-type="float">
            <text:p>-99.1</text:p>
          </table:table-cell>
          <table:table-cell table:number-columns-repeated="4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-114.2" calcext:value-type="float">
            <text:p>-114.2</text:p>
          </table:table-cell>
          <table:table-cell table:number-columns-repeated="4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-91.2" calcext:value-type="float">
            <text:p>-91.2</text:p>
          </table:table-cell>
          <table:table-cell table:number-columns-repeated="48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-102.8" calcext:value-type="float">
            <text:p>-102.8</text:p>
          </table:table-cell>
          <table:table-cell table:number-columns-repeated="48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-91.4" calcext:value-type="float">
            <text:p>-91.4</text:p>
          </table:table-cell>
          <table:table-cell table:number-columns-repeated="48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-106.9" calcext:value-type="float">
            <text:p>-106.9</text:p>
          </table:table-cell>
          <table:table-cell table:number-columns-repeated="48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4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-114" calcext:value-type="float">
            <text:p>-114</text:p>
          </table:table-cell>
          <table:table-cell table:number-columns-repeated="48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-87.4" calcext:value-type="float">
            <text:p>-87.4</text:p>
          </table:table-cell>
          <table:table-cell table:number-columns-repeated="48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-94.6" calcext:value-type="float">
            <text:p>-94.6</text:p>
          </table:table-cell>
          <table:table-cell table:number-columns-repeated="48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-100.4" calcext:value-type="float">
            <text:p>-100.4</text:p>
          </table:table-cell>
          <table:table-cell table:number-columns-repeated="48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-93.6" calcext:value-type="float">
            <text:p>-93.6</text:p>
          </table:table-cell>
          <table:table-cell table:number-columns-repeated="48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-90" calcext:value-type="float">
            <text:p>-90</text:p>
          </table:table-cell>
          <table:table-cell table:number-columns-repeated="48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-108.2" calcext:value-type="float">
            <text:p>-108.2</text:p>
          </table:table-cell>
          <table:table-cell table:number-columns-repeated="48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-92" calcext:value-type="float">
            <text:p>-92</text:p>
          </table:table-cell>
          <table:table-cell table:number-columns-repeated="48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-114.5" calcext:value-type="float">
            <text:p>-114.5</text:p>
          </table:table-cell>
          <table:table-cell table:number-columns-repeated="48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-95" calcext:value-type="float">
            <text:p>-95</text:p>
          </table:table-cell>
          <table:table-cell table:number-columns-repeated="48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-103.9" calcext:value-type="float">
            <text:p>-103.9</text:p>
          </table:table-cell>
          <table:table-cell table:number-columns-repeated="48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-103.2" calcext:value-type="float">
            <text:p>-103.2</text:p>
          </table:table-cell>
          <table:table-cell table:number-columns-repeated="48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-99" calcext:value-type="float">
            <text:p>-99</text:p>
          </table:table-cell>
          <table:table-cell table:number-columns-repeated="48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-98.1" calcext:value-type="float">
            <text:p>-98.1</text:p>
          </table:table-cell>
          <table:table-cell table:number-columns-repeated="48"/>
        </table:table-row>
        <table:table-row table:style-name="ro1" table:number-rows-repeated="825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34:35.576900013</meta:creation-date>
    <dc:date>2018-12-12T11:35:14.517225251</dc:date>
    <meta:editing-duration>PT39S</meta:editing-duration>
    <meta:editing-cycles>1</meta:editing-cycles>
    <meta:document-statistic meta:table-count="1" meta:cell-count="348" meta:object-count="0"/>
    <meta:generator>LibreOffice/6.0.3.2$Linux_X86_64 LibreOffice_project/00m0$Build-2</meta:generator>
  </office:meta>
</office:document-meta>
</file>